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Action.retrieveJavaMailObjects( MailContext mail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ailAction.putXMLizerToRequestAttribute( Request request , Iterator resultIterato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MailAction.getURLNameExpanded( String storeURLNameTemplate , String userid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ilAction.act( Redirector redirector , SourceResolver resolver , Map objectModel , String source , Parameters pa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MailAction.checkProviders( javax . mail . 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ilAction.filter( final String tokenStart , final String tokenEnd , String s , Properties token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MailAction.populateRequestAttribute( Request request , MailContext mail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